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d3121" officeooo:paragraph-rsid="001d3121"/>
    </style:style>
    <style:style style:name="P2" style:family="paragraph" style:parent-style-name="Preformatted_20_Text" style:list-style-name="L1">
      <style:text-properties officeooo:rsid="001eeca3" officeooo:paragraph-rsid="001eeca3"/>
    </style:style>
    <style:style style:name="P3" style:family="paragraph" style:parent-style-name="Preformatted_20_Text" style:list-style-name="L1" style:master-page-name="">
      <loext:graphic-properties draw:fill="none"/>
      <style:paragraph-properties fo:margin-left="1.199cm" fo:margin-right="0cm" fo:margin-top="0cm" fo:margin-bottom="0cm" style:contextual-spacing="false" fo:text-indent="-0.7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1eeca3" officeooo:paragraph-rsid="001eeca3"/>
    </style:style>
    <style:style style:name="P4" style:family="paragraph" style:parent-style-name="Preformatted_20_Text" style:list-style-name="L1" style:master-page-name="">
      <loext:graphic-properties draw:fill="none"/>
      <style:paragraph-properties fo:margin-left="1.199cm" fo:margin-right="0cm" fo:margin-top="0cm" fo:margin-bottom="0cm" style:contextual-spacing="false" fo:text-indent="-0.7cm" style:auto-text-indent="false" style:page-number="auto" fo:background-color="transparent"/>
      <style:text-properties officeooo:rsid="001eeca3" officeooo:paragraph-rsid="001eeca3"/>
    </style:style>
    <style:style style:name="P5" style:family="paragraph" style:parent-style-name="Preformatted_20_Text" style:list-style-name="L1">
      <loext:graphic-properties draw:fill="none"/>
      <style:paragraph-properties fo:margin-left="1.199cm" fo:margin-right="0cm" fo:margin-top="0cm" fo:margin-bottom="0cm" style:contextual-spacing="false" fo:text-indent="-0.7cm" style:auto-text-indent="false" fo:background-color="transparent"/>
      <style:text-properties officeooo:rsid="001eeca3" officeooo:paragraph-rsid="001eeca3"/>
    </style:style>
    <style:style style:name="P6" style:family="paragraph" style:parent-style-name="Preformatted_20_Text" style:list-style-name="L1">
      <loext:graphic-properties draw:fill="none"/>
      <style:paragraph-properties fo:margin-left="1.199cm" fo:margin-right="0cm" fo:margin-top="0cm" fo:margin-bottom="0cm" style:contextual-spacing="false" fo:text-indent="-0.7cm" style:auto-text-indent="false" fo:background-color="transparent"/>
      <style:text-properties officeooo:rsid="001fbbb2" officeooo:paragraph-rsid="001fbbb2"/>
    </style:style>
    <style:style style:name="P7" style:family="paragraph" style:parent-style-name="Preformatted_20_Text" style:list-style-name="L1">
      <loext:graphic-properties draw:fill="none"/>
      <style:paragraph-properties fo:margin-left="1.199cm" fo:margin-right="0cm" fo:margin-top="0cm" fo:margin-bottom="0cm" style:contextual-spacing="false" fo:text-indent="-0.7cm" style:auto-text-indent="false" fo:background-color="transparent"/>
      <style:text-properties officeooo:rsid="001fbbb2" officeooo:paragraph-rsid="00211589"/>
    </style:style>
    <style:style style:name="T1" style:family="text">
      <style:text-properties officeooo:rsid="001eeca3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eeca3" style:font-name-asian="Liberation Mono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0227244" text:style-name="L1">
        <text:list-item>
          <text:p text:style-name="P1">Qué es una classe, una instància i una referència</text:p>
        </text:list-item>
        <text:list-item>
          <text:p text:style-name="P1">Com crear una clase i instància</text:p>
        </text:list-item>
        <text:list-item>
          <text:p text:style-name="P1">Com llegir i assginar valors a una instància i per què s’han de protegir</text:p>
        </text:list-item>
        <text:list-item>
          <text:p text:style-name="P1">com protegir una instància i crear un setter</text:p>
        </text:list-item>
        <text:list-item>
          <text:p text:style-name="P1">Funcionament de les instàncies a la memòria i la seva mutabilitat</text:p>
        </text:list-item>
        <text:list-item>
          <text:p text:style-name="P1">Com crear un constructor d’instàncies</text:p>
        </text:list-item>
        <text:list-item>
          <text:p text:style-name="P1">Com accedir i modificar els valors d’una instància des de fora de la classe</text:p>
        </text:list-item>
        <text:list-item>
          <text:p text:style-name="P1">Que una classe pot no tenir main i ser funcional</text:p>
        </text:list-item>
        <text:list-item>
          <text:p text:style-name="P2">Reforçar els coneixements de les propietats d’una instància</text:p>
        </text:list-item>
        <text:list-item>
          <text:p text:style-name="P3">Reforçar els coneixements de canviar propietats d’instàncies</text:p>
        </text:list-item>
        <text:list-item>
          <text:p text:style-name="P4">Accés des de altres mètodes i canvi de valors dins de la mateixa classe</text:p>
        </text:list-item>
        <text:list-item>
          <text:p text:style-name="P5">Aplicar restriccions als valors que es poden <text:span text:style-name="T2">introduir</text:span> a una propietat</text:p>
        </text:list-item>
        <text:list-item>
          <text:p text:style-name="P6">Reforçar<text:span text:style-name="T1"> restriccions als valors que es poden </text:span><text:span text:style-name="T3">introduir</text:span><text:span text:style-name="T1"> a una propietat</text:span></text:p>
        </text:list-item>
        <text:list-item>
          <text:p text:style-name="P6">Crear métodes per a comprovar valors de instàncies</text:p>
        </text:list-item>
        <text:list-item>
          <text:p text:style-name="P6">Reforçar crear métodes per a comprovar valors de instàncies</text:p>
        </text:list-item>
        <text:list-item>
          <text:p text:style-name="P6">Reforçar crear métodes per a comprovar valors de instàncies</text:p>
        </text:list-item>
        <text:list-item>
          <text:p text:style-name="P7">Reforçar crear métodes per a comprovar valors de instàncies</text:p>
        </text:list-item>
        <text:list-item>
          <text:p text:style-name="P7">Reforçar crear métodes per a comprovar valors de instàncies</text:p>
          <text:p text:style-name="P2"/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6:02:27.489889462</dc:date>
    <meta:editing-duration>PT1M19S</meta:editing-duration>
    <meta:editing-cycles>1</meta:editing-cycles>
    <meta:document-statistic meta:table-count="0" meta:image-count="0" meta:object-count="0" meta:page-count="1" meta:paragraph-count="18" meta:word-count="190" meta:character-count="1083" meta:non-whitespace-character-count="929"/>
    <meta:generator>LibreOffice/7.0.4.2$Linux_X86_64 LibreOffice_project/00$Build-2</meta:generator>
  </office:meta>
</office:document-meta>
</file>